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3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SETTING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76" office:value-type="string" calcext:value-type="string">
            <text:p>KEY_SETTINGS_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ID, to delete obsolete tombstones on list deletion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displayed for entry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input was correct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26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17:40:3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3.2.2$Windows_X86_64 LibreOffice_project/49f2b1bff42cfccbd8f788c8dc32c1c309559be0</meta:generator>
    <dc:date>2022-04-14T17:51:08.189000000</dc:date>
    <meta:editing-duration>P2DT6H38M56S</meta:editing-duration>
    <meta:editing-cycles>414</meta:editing-cycles>
    <meta:document-statistic meta:table-count="3" meta:cell-count="543" meta:object-count="0"/>
  </office:meta>
</office:document-meta>
</file>